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nan indeksien eheyden seuraaminen ja eheyttäminen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ksi tietokantojen indeksien eheyttä on seurattava?</text:span></text:p>
              </text:list-item>
              <text:list-item>
                <text:p text:style-name="P12"><text:span text:style-name="T6">Miten tietokantojen indeksien eheyttä seurataan?</text:span></text:p>
              </text:list-item>
              <text:list-item>
                <text:p text:style-name="P12"><text:span text:style-name="T6">Kuinka usein tietokantojen indeksien eheyttä kannattaa seurata?</text:span></text:p>
              </text:list-item>
              <text:list-item>
                <text:p text:style-name="P12"><text:span text:style-name="T6">Mitkä ovat ne toimenpiteet, jos tietokantojen indeksien eheys ei ole halutuissa rajoissa?</text:span></text:p>
              </text:list-item>
              <text:list-item>
                <text:p text:style-name="P12"><text:span text:style-name="T6">Mitä fragmentoitumisella tarkoiteta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T-SQL omento on dbcc</text:span></text:p>
              </text:list-item>
              <text:list-item>
                <text:p text:style-name="P12"><text:span text:style-name="T6">Tutustu komentoon.</text:span></text:p>
              </text:list-item>
              <text:list-item>
                <text:p text:style-name="P12"><text:span text:style-name="T6">Mitä kaikkea sillä voi tehdä?</text:span></text:p>
              </text:list-item>
              <text:list-item>
                <text:p text:style-name="P12"><text:span text:style-name="T6">Mikä tekee sitä haasteellisen käyttä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indeksien eheyden seura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kä ovat ne kriteerit (fragmentoitumisasteen rajat), jolloin tehdään reorganize?</text:span></text:p>
              </text:list-item>
              <text:list-item>
                <text:p text:style-name="P12"><text:span text:style-name="T6">Ja milloin tehdään rebuild?</text:span></text:p>
              </text:list-item>
              <text:list-item>
                <text:p text:style-name="P12"><text:span text:style-name="T6">Reorganize</text:span></text:p>
              </text:list-item>
              <text:list-item>
                <text:p text:style-name="P12"><text:span text:style-name="T6">Rebuild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nan eheyden palauttamine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4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4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20</meta:editing-cycles>
    <meta:print-date>2020-09-28T07:56:54</meta:print-date>
    <meta:creation-date>2020-11-11T09:16:24</meta:creation-date>
    <dc:date>2024-02-12T09:26:41.044000000</dc:date>
    <meta:editing-duration>PT11H32M1S</meta:editing-duration>
    <meta:generator>LibreOffice/6.4.7.2$Windows_X86_64 LibreOffice_project/639b8ac485750d5696d7590a72ef1b496725cfb5</meta:generator>
    <meta:document-statistic meta:object-count="119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